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Standard">
      <style:paragraph-properties fo:break-before="page"/>
    </style:style>
    <style:style style:name="P3" style:family="paragraph" style:parent-style-name="Style1">
      <style:paragraph-properties fo:break-before="page"/>
    </style:style>
    <style:style style:name="P4" style:family="paragraph" style:parent-style-name="Footer">
      <style:paragraph-properties fo:text-align="center" style:justify-single-word="false"/>
    </style:style>
    <style:style style:name="P5" style:family="paragraph" style:parent-style-name="Footer">
      <style:text-properties style:font-name="Calibri Light" style:font-name-complex="Arial"/>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text-properties style:font-name="Ubuntu"/>
    </style:style>
    <style:style style:name="P8" style:family="paragraph" style:parent-style-name="Standard">
      <style:paragraph-properties fo:line-height="100%"/>
      <style:text-properties style:font-name="Ubuntu"/>
    </style:style>
    <style:style style:name="P9" style:family="paragraph" style:parent-style-name="Standard">
      <style:paragraph-properties fo:line-height="100%" fo:text-align="start" style:justify-single-word="false"/>
      <style:text-properties style:font-name="Ubuntu"/>
    </style:style>
    <style:style style:name="P10" style:family="paragraph" style:parent-style-name="Standard">
      <style:paragraph-properties fo:text-align="start" style:justify-single-word="false"/>
    </style:style>
    <style:style style:name="P11" style:family="paragraph" style:parent-style-name="Intense_20_Quote">
      <style:paragraph-properties fo:text-align="start" style:justify-single-word="false"/>
    </style:style>
    <style:style style:name="P12" style:family="paragraph" style:parent-style-name="Style1">
      <style:text-properties fo:color="#408080" fo:font-style="italic" style:font-style-asian="italic" style:font-style-complex="italic"/>
    </style:style>
    <style:style style:name="P13" style:family="paragraph" style:parent-style-name="Style1">
      <style:text-properties fo:color="#666666"/>
    </style:style>
    <style:style style:name="P14" style:family="paragraph" style:parent-style-name="Style1" style:master-page-name="Standard">
      <style:paragraph-properties style:page-number="auto"/>
    </style:style>
    <style:style style:name="P15" style:family="paragraph" style:parent-style-name="Style1">
      <style:text-properties officeooo:paragraph-rsid="001e0cb4"/>
    </style:style>
    <style:style style:name="P16" style:family="paragraph" style:parent-style-name="Style1">
      <style:text-properties officeooo:paragraph-rsid="001efbf3"/>
    </style:style>
    <style:style style:name="T1" style:family="text">
      <style:text-properties style:font-name="Calibri Light"/>
    </style:style>
    <style:style style:name="T2" style:family="text">
      <style:text-properties style:font-name="Calibri Light" style:font-name-asian="PMingLiU" style:language-asian="zh" style:country-asian="HK"/>
    </style:style>
    <style:style style:name="T3" style:family="text">
      <style:text-properties style:font-name="Calibri Light" fo:font-weight="bold" style:font-weight-asian="bold" style:font-weight-complex="bold"/>
    </style:style>
    <style:style style:name="T4" style:family="text">
      <style:text-properties fo:color="#0000ff"/>
    </style:style>
    <style:style style:name="T5" style:family="text">
      <style:text-properties fo:color="#0000ff" officeooo:rsid="0019dadd"/>
    </style:style>
    <style:style style:name="T6" style:family="text">
      <style:text-properties fo:color="#0000ff" officeooo:rsid="001e0cb4"/>
    </style:style>
    <style:style style:name="T7" style:family="text">
      <style:text-properties fo:color="#666666"/>
    </style:style>
    <style:style style:name="T8" style:family="text">
      <style:text-properties fo:color="#666666" officeooo:rsid="001efbf3"/>
    </style:style>
    <style:style style:name="T9" style:family="text">
      <style:text-properties fo:color="#408080" fo:font-style="italic" style:font-style-asian="italic" style:font-style-complex="italic"/>
    </style:style>
    <style:style style:name="T10" style:family="text">
      <style:text-properties fo:color="#b00040"/>
    </style:style>
    <style:style style:name="T11" style:family="text">
      <style:text-properties fo:color="#b00040" officeooo:rsid="001e0cb4"/>
    </style:style>
    <style:style style:name="T12" style:family="text">
      <style:text-properties style:font-name="Ubuntu"/>
    </style:style>
    <style:style style:name="T13" style:family="text">
      <style:text-properties officeooo:rsid="001bbd78"/>
    </style:style>
    <style:style style:name="T14" style:family="text">
      <style:text-properties officeooo:rsid="001e0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ublic class <text:span text:style-name="T4">UserInfo</text:span> <text:span text:style-name="T7">{</text:span></text:p>
      <text:p text:style-name="Style1"/>
      <text:p text:style-name="Style1"><text:s text:c="4"/>private String email<text:span text:style-name="T7">,</text:span> name<text:span text:style-name="T7">,</text:span> phoneNumber<text:span text:style-name="T7">;</text:span></text:p>
      <text:p text:style-name="Style1"><text:s text:c="4"/>private final Date timeStamp<text:span text:style-name="T7">;</text:span></text:p>
      <text:p text:style-name="Style1"><text:s text:c="4"/>private final Location location<text:span text:style-name="T7">;</text:span> <text:s text:c="3"/></text:p>
      <text:p text:style-name="Style1"/>
      <text:p text:style-name="Style1"><text:s text:c="4"/><text:span text:style-name="T9">/**</text:span></text:p>
      <text:p text:style-name="P12"><text:s text:c="4"/>* Constructor for the user’s information with all the tributes <text:s/>initialised</text:p>
      <text:p text:style-name="P12"><text:s text:c="4"/>* @param n name of the user</text:p>
      <text:p text:style-name="P12"><text:s text:c="4"/>* @param e email of the us</text:p>
      <text:p text:style-name="P12"><text:s text:c="4"/>* @param pm phone number of the user</text:p>
      <text:p text:style-name="P12"><text:s text:c="4"/>*/</text:p>
      <text:p text:style-name="Style1"><text:s text:c="4"/>public <text:span text:style-name="T4">UserInfo</text:span><text:span text:style-name="T7">(</text:span> String n<text:span text:style-name="T7">,</text:span> String e<text:span text:style-name="T7">,</text:span> String pn<text:span text:style-name="T7">);</text:span></text:p>
      <text:p text:style-name="Style1"><text:s text:c="4"/></text:p>
      <text:p text:style-name="Style1"/>
      <text:p text:style-name="Style1"><text:s text:c="4"/><text:span text:style-name="T9">/**</text:span></text:p>
      <text:p text:style-name="P12"><text:s text:c="4"/>* The following getters and setters methods will be used to set variables to the <text:s text:c="11"/></text:p>
      <text:p text:style-name="P12">* users inputs for the fields. The getters methods will then be called when sending <text:s text:c="4"/></text:p>
      <text:p text:style-name="P12">* off the recording session to be used as a label for it</text:p>
      <text:p text:style-name="P12">*/</text:p>
      <text:p text:style-name="Style1"><text:s text:c="4"/>public <text:span text:style-name="T10">void</text:span> <text:span text:style-name="T4">setName</text:span><text:span text:style-name="T7">(</text:span>String userName<text:span text:style-name="T7">);</text:span></text:p>
      <text:p text:style-name="Style1"><text:s text:c="4"/></text:p>
      <text:p text:style-name="Style1"><text:s text:c="4"/>public String <text:span text:style-name="T4">getName</text:span><text:span text:style-name="T7">();</text:span></text:p>
      <text:p text:style-name="Style1"><text:s text:c="4"/></text:p>
      <text:p text:style-name="Style1"><text:s text:c="4"/>public <text:span text:style-name="T10">void</text:span> <text:span text:style-name="T4">setEmail</text:span><text:span text:style-name="T7">(</text:span>String userEmail<text:span text:style-name="T7">);</text:span></text:p>
      <text:p text:style-name="Style1"><text:s text:c="4"/></text:p>
      <text:p text:style-name="Style1"><text:s text:c="4"/>public String <text:span text:style-name="T4">getEmail</text:span><text:span text:style-name="T7">();</text:span></text:p>
      <text:p text:style-name="Style1"/>
      <text:p text:style-name="Style1"><text:s text:c="4"/>public <text:span text:style-name="T10">void</text:span> <text:span text:style-name="T4">setPhoneNumber</text:span><text:span text:style-name="T7">(</text:span>String userEmail<text:span text:style-name="T7">);</text:span></text:p>
      <text:p text:style-name="Style1"><text:s text:c="4"/></text:p>
      <text:p text:style-name="Style1"><text:s text:c="4"/>public String <text:span text:style-name="T4">getPhoneNumber</text:span><text:span text:style-name="T7">();</text:span></text:p>
      <text:p text:style-name="Style1"><text:s text:c="4"/></text:p>
      <text:p text:style-name="Style1"><text:s text:c="4"/><text:span text:style-name="T9">/**</text:span></text:p>
      <text:p text:style-name="P12"><text:s text:c="4"/>* This method will take a parameter for wether or not the phone has a GPS signal</text:p>
      <text:p text:style-name="P12"><text:s text:c="4"/>* and then depending on the answer will get the users location either by their input <text:s text:c="3"/>* or through the GPS</text:p>
      <text:p text:style-name="Style1"><text:span text:style-name="T9"><text:s text:c="4"/>*/</text:span> <text:s/></text:p>
      <text:p text:style-name="Style1"><text:soft-page-break/><text:s text:c="4"/>public <text:span text:style-name="T10">void</text:span> <text:span text:style-name="T4">GPSConnection</text:span><text:span text:style-name="T7">(</text:span><text:span text:style-name="T10">boolean</text:span> GPSon<text:span text:style-name="T7">);</text:span></text:p>
      <text:p text:style-name="Style1"><text:s text:c="4"/></text:p>
      <text:p text:style-name="Style1"><text:s text:c="4"/><text:span text:style-name="T9">/** </text:span></text:p>
      <text:p text:style-name="P12"><text:s text:c="4"/>* This method will return a string containing all of the variables set in this class <text:s text:c="7"/>*aswell as the location of the user. It will then be called from class sending to the <text:s text:c="2"/>* database to add the information to the records.</text:p>
      <text:p text:style-name="P12"><text:s text:c="4"/>*/</text:p>
      <text:p text:style-name="Style1"><text:s text:c="4"/>public String <text:span text:style-name="T4">toString</text:span><text:span text:style-name="T7">();</text:span></text:p>
      <text:p text:style-name="Style1"/>
      <text:p text:style-name="P13">}</text:p>
      <text:p text:style-name="P11">This class will be used primarily for the app page that asks for the user’s information. When the user inputs them the setter’s methods will set the corresponding variable to the user input which can then be accessed through the getter methods from other classes.</text:p>
      <text:p text:style-name="P10"/>
      <text:p text:style-name="Style1">public class <text:span text:style-name="T5">A</text:span><text:span text:style-name="T4">ddRecord</text:span> <text:span text:style-name="T7">{</text:span></text:p>
      <text:p text:style-name="Style1"/>
      <text:p text:style-name="Style1"><text:s text:c="4"/>private String species<text:span text:style-name="T7">,</text:span> daforScale<text:span text:style-name="T7">,</text:span> typicalLocation<text:span text:style-name="T7">,</text:span> additionalInfo<text:span text:style-name="T7">;</text:span></text:p>
      <text:p text:style-name="Style1"/>
      <text:p text:style-name="Style1"><text:s text:c="4"/><text:span text:style-name="T9">/**</text:span></text:p>
      <text:p text:style-name="P12"><text:s text:c="4"/>* The constructor for this class</text:p>
      <text:p text:style-name="P12"><text:s text:c="4"/>*/</text:p>
      <text:p text:style-name="Style1"><text:s text:c="4"/>public <text:span text:style-name="T4">addRecord</text:span><text:span text:style-name="T7">(</text:span>String s<text:span text:style-name="T7">,</text:span> String ds<text:span text:style-name="T7">,</text:span> String tl<text:span text:style-name="T7">,</text:span> String ai<text:span text:style-name="T7">);</text:span></text:p>
      <text:p text:style-name="Style1"/>
      <text:p text:style-name="Style1"><text:s text:c="4"/><text:span text:style-name="T9">/**</text:span></text:p>
      <text:p text:style-name="P12"><text:s text:c="4"/>* Getter and setter methods for all the variables the user gives from the</text:p>
      <text:p text:style-name="P12"><text:s text:c="4"/>* add record page on the app</text:p>
      <text:p text:style-name="P12"><text:s text:c="4"/>*/</text:p>
      <text:p text:style-name="Style1"><text:s text:c="4"/>public <text:span text:style-name="T10">void</text:span> <text:span text:style-name="T4">setSpecies</text:span><text:span text:style-name="T7">(</text:span>String speciesName<text:span text:style-name="T7">);</text:span></text:p>
      <text:p text:style-name="Style1"/>
      <text:p text:style-name="Style1"><text:s text:c="4"/>public <text:span text:style-name="T10">void</text:span> <text:span text:style-name="T4">getSpecies</text:span><text:span text:style-name="T7">();</text:span></text:p>
      <text:p text:style-name="Style1"><text:s text:c="4"/></text:p>
      <text:p text:style-name="Style1"><text:s text:c="4"/>public <text:span text:style-name="T10">void</text:span> <text:span text:style-name="T4">setdaforScale</text:span><text:span text:style-name="T7">(</text:span>String speciesName<text:span text:style-name="T7">);</text:span></text:p>
      <text:p text:style-name="Style1"/>
      <text:p text:style-name="Style1"><text:s text:c="4"/>public <text:span text:style-name="T10">void</text:span> <text:span text:style-name="T4">getDaforScale</text:span><text:span text:style-name="T7">();</text:span></text:p>
      <text:p text:style-name="Style1"><text:s text:c="4"/></text:p>
      <text:p text:style-name="Style1"><text:soft-page-break/><text:s text:c="4"/>public <text:span text:style-name="T10">void</text:span> <text:span text:style-name="T4">setTypicalLocation</text:span><text:span text:style-name="T7">(</text:span>String speciesName<text:span text:style-name="T7">);</text:span></text:p>
      <text:p text:style-name="Style1"/>
      <text:p text:style-name="Style1"><text:s text:c="4"/>public <text:span text:style-name="T10">void</text:span> <text:span text:style-name="T4">getTypicalLocation</text:span><text:span text:style-name="T7">();</text:span></text:p>
      <text:p text:style-name="Style1"><text:s text:c="4"/></text:p>
      <text:p text:style-name="Style1"><text:s text:c="4"/>public <text:span text:style-name="T10">void</text:span> <text:span text:style-name="T4">setAdditionalInfo</text:span><text:span text:style-name="T7">(</text:span>String speciesName<text:span text:style-name="T7">);</text:span></text:p>
      <text:p text:style-name="Style1"/>
      <text:p text:style-name="Style1"><text:s text:c="4"/>public <text:span text:style-name="T10">void</text:span> <text:span text:style-name="T4">getAdditionlInfo</text:span><text:span text:style-name="T7">();</text:span></text:p>
      <text:p text:style-name="Style1"><text:s text:c="4"/></text:p>
      <text:p text:style-name="Style1"><text:s text:c="4"/><text:span text:style-name="T9">/**</text:span></text:p>
      <text:p text:style-name="P12"><text:s text:c="4"/>* Get the desired photo of the species and add it to the record</text:p>
      <text:p text:style-name="P12"><text:s text:c="4"/>*/</text:p>
      <text:p text:style-name="Style1"><text:s text:c="4"/>public <text:span text:style-name="T10">void</text:span> <text:span text:style-name="T4">getSpeciesPhoto</text:span><text:span text:style-name="T7">(</text:span>File pic<text:span text:style-name="T7">);</text:span></text:p>
      <text:p text:style-name="Style1"><text:s text:c="4"/></text:p>
      <text:p text:style-name="Style1"><text:s text:c="4"/><text:span text:style-name="T9">/**</text:span></text:p>
      <text:p text:style-name="P12"><text:s text:c="4"/>* Get desired photo of location and add it to the record</text:p>
      <text:p text:style-name="P12"><text:s text:c="4"/>*/</text:p>
      <text:p text:style-name="Style1"><text:s text:c="4"/>public <text:span text:style-name="T10">void</text:span> <text:span text:style-name="T4">getLocationPhoto</text:span><text:span text:style-name="T7">(</text:span>File pic<text:span text:style-name="T7">);</text:span></text:p>
      <text:p text:style-name="Style1"><text:s text:c="4"/></text:p>
      <text:p text:style-name="Style1"><text:s text:c="4"/><text:span text:style-name="T9">/**</text:span></text:p>
      <text:p text:style-name="P12"><text:s text:c="4"/>*This method will return a string containing all of the variables in this class to be <text:s text:c="2"/></text:p>
      <text:p text:style-name="P12"><text:s text:c="4"/>* used when sending the record off to the database.</text:p>
      <text:p text:style-name="P12"><text:s text:c="4"/>*/</text:p>
      <text:p text:style-name="Style1"><text:s text:c="4"/>public String <text:span text:style-name="T4">toString</text:span><text:span text:style-name="T7">();</text:span></text:p>
      <text:p text:style-name="P13">}</text:p>
      <text:p text:style-name="P11">This class will primarily be used for the app page where the user inputs their record for a species. It will use other classes to get the pictures needed.</text:p>
      <text:p text:style-name="P10"/>
      <text:p text:style-name="P10"/>
      <text:p text:style-name="P10"/>
      <text:p text:style-name="P9"/>
      <text:p text:style-name="P8"/>
      <text:p text:style-name="P8"/>
      <text:p text:style-name="P8"><text:tab/></text:p>
      <text:p text:style-name="P8"/>
      <text:p text:style-name="P8"><text:tab/></text:p>
      <text:p text:style-name="Style1"><text:soft-page-break/>public class <text:span text:style-name="T5">S</text:span><text:span text:style-name="T4">ubmitRecord</text:span> <text:span text:style-name="T7">{</text:span> </text:p>
      <text:p text:style-name="P15"><text:tab/><text:span text:style-name="T14">private </text:span><text:span text:style-name="T11">String</text:span></text:p>
      <text:p text:style-name="Style1"><text:s text:c="4"/><text:span text:style-name="T9">/**</text:span></text:p>
      <text:p text:style-name="P12"><text:s text:c="4"/>* This method sends the completed record to the database</text:p>
      <text:p text:style-name="P12"><text:s text:c="4"/>* The record will be sent as a Json</text:p>
      <text:p text:style-name="P12"><text:s text:c="4"/>*/</text:p>
      <text:p text:style-name="Style1"><text:s text:c="4"/>public <text:span text:style-name="T10">void</text:span> <text:span text:style-name="T4">sendtoDatabase</text:span><text:span text:style-name="T7">(</text:span>ArrayList record<text:span text:style-name="T7">);</text:span></text:p>
      <text:p text:style-name="Style1"/>
      <text:p text:style-name="Style1"><text:s text:c="4"/><text:span text:style-name="T9">/**</text:span></text:p>
      <text:p text:style-name="P12"><text:s text:c="4"/>* This method will try and connect to the database and if it gets a response will</text:p>
      <text:p text:style-name="P12"><text:s text:c="4"/>* return true and will start the sending method</text:p>
      <text:p text:style-name="P12"><text:s text:c="4"/>*/</text:p>
      <text:p text:style-name="Style1"><text:s text:c="4"/>public <text:span text:style-name="T10">boolean</text:span> <text:span text:style-name="T4">connectToDatabase</text:span><text:span text:style-name="T7">();</text:span> </text:p>
      <text:p text:style-name="Style1"/>
      <text:p text:style-name="P13">}</text:p>
      <text:p text:style-name="P11">This class will be used to communicate with the server and to send to the database the records. The method “connectToDatabase()” may be better served as a void instead but for now I left it as a Boolean.</text:p>
      <text:p text:style-name="P6"/>
      <text:p text:style-name="P2"/>
      <text:p text:style-name="Style1">public class <text:span text:style-name="T4">GetLocation</text:span> implements LocationListener <text:span text:style-name="T7">{</text:span></text:p>
      <text:p text:style-name="Style1"/>
      <text:p text:style-name="Style1"><text:s text:c="4"/><text:span text:style-name="T9">//GPS status <text:s text:c="3"/></text:span></text:p>
      <text:p text:style-name="Style1"><text:s text:c="4"/>public <text:span text:style-name="T10">boolean</text:span> isGPSEnabled <text:span text:style-name="T7">=</text:span> false<text:span text:style-name="T7">;</text:span></text:p>
      <text:p text:style-name="Style1"/>
      <text:p text:style-name="Style1"><text:s text:c="4"/><text:span text:style-name="T9">//network status</text:span></text:p>
      <text:p text:style-name="Style1"><text:s text:c="4"/>public <text:span text:style-name="T10">boolean</text:span> isNetworkEnabled <text:span text:style-name="T7">=</text:span> false<text:span text:style-name="T7">;</text:span></text:p>
      <text:p text:style-name="Style1"/>
      <text:p text:style-name="Style1"><text:s text:c="4"/><text:span text:style-name="T9">//final check for GPS</text:span></text:p>
      <text:p text:style-name="P16"><text:s text:c="4"/>public <text:span text:style-name="T10">boolean</text:span> canGetLocation <text:span text:style-name="T7">=</text:span> false<text:span text:style-name="T7">;</text:span> <text:s text:c="2"/></text:p>
      <text:p text:style-name="Style1"/>
      <text:p text:style-name="Style1"/>
      <text:p text:style-name="Style1"><text:s text:c="4"/><text:span text:style-name="T9">//Attempts to get the users location</text:span></text:p>
      <text:p text:style-name="Style1"><text:s text:c="4"/>public Location <text:span text:style-name="T4">getLocation</text:span><text:span text:style-name="T7">();</text:span> <text:s/></text:p>
      <text:p text:style-name="Style1"/>
      <text:p text:style-name="Style1"><text:s text:c="4"/><text:span text:style-name="T9">//Stop using the GPS</text:span></text:p>
      <text:p text:style-name="Style1"><text:s text:c="4"/>public <text:span text:style-name="T10">void</text:span> <text:span text:style-name="T4">stopUsingGPS</text:span><text:span text:style-name="T7">();</text:span></text:p>
      <text:p text:style-name="Style1"><text:s text:c="4"/></text:p>
      <text:p text:style-name="Style1"><text:s text:c="4"/><text:span text:style-name="T9">//function to get latitude</text:span></text:p>
      <text:p text:style-name="Style1"><text:s text:c="4"/>public <text:span text:style-name="T10">double</text:span> <text:span text:style-name="T4">getLatitude</text:span><text:span text:style-name="T7">();</text:span></text:p>
      <text:p text:style-name="Style1"><text:s text:c="4"/></text:p>
      <text:p text:style-name="Style1"><text:s text:c="4"/><text:span text:style-name="T9">//function to get longitude</text:span></text:p>
      <text:p text:style-name="Style1"><text:s text:c="4"/>public <text:span text:style-name="T10">double</text:span> longitude</text:p>
      <text:p text:style-name="Style1"/>
      <text:p text:style-name="Style1"><text:s text:c="4"/>public <text:span text:style-name="T10">boolean</text:span> <text:span text:style-name="T4">canGetLocation</text:span><text:span text:style-name="T7">();</text:span></text:p>
      <text:p text:style-name="Style1"><text:s text:c="4"/></text:p>
      <text:p text:style-name="P13">}</text:p>
      <text:p text:style-name="P11">This class will use the phone GPS to return the coordinates of the user so that they don’t have to input it themselves.</text:p>
      <text:p text:style-name="P8"/>
      <text:p text:style-name="P7"/>
      <text:p text:style-name="P3">public class <text:span text:style-name="T4">GetPhoto</text:span> extends Activity <text:span text:style-name="T7">{</text:span></text:p>
      <text:p text:style-name="Style1"/>
      <text:p text:style-name="Style1"><text:s text:c="4"/>private String selectedImagePath<text:span text:style-name="T7">;</text:span></text:p>
      <text:p text:style-name="Style1"><text:s text:c="4"/></text:p>
      <text:p text:style-name="Style1"><text:s text:c="4"/><text:span text:style-name="T9">//Choose the picture from the gallery</text:span></text:p>
      <text:p text:style-name="Style1"><text:s text:c="4"/>public <text:span text:style-name="T10">void</text:span> <text:span text:style-name="T4">onCreate</text:span><text:span text:style-name="T7">(</text:span>Bundle savedInstanceState<text:span text:style-name="T7">);</text:span></text:p>
      <text:p text:style-name="Style1"><text:s text:c="4"/></text:p>
      <text:p text:style-name="Style1"><text:s text:c="4"/><text:span text:style-name="T9">//gets the path for the image <text:s text:c="2"/></text:span></text:p>
      <text:p text:style-name="Style1"><text:s text:c="4"/>public <text:span text:style-name="T10">void</text:span> <text:span text:style-name="T4">onActivityResult</text:span><text:span text:style-name="T7">(</text:span><text:span text:style-name="T10">int</text:span> requestCode<text:span text:style-name="T7">,</text:span> <text:span text:style-name="T10">int</text:span> resultCode<text:span text:style-name="T7">,</text:span> Intent data<text:span text:style-name="T7">);</text:span></text:p>
      <text:p text:style-name="Style1"/>
      <text:p text:style-name="Style1"><text:s text:c="4"/><text:span text:style-name="T9">//helps retrieve the path of the image URI</text:span></text:p>
      <text:p text:style-name="Style1"><text:s text:c="4"/>public String <text:span text:style-name="T4">getPath</text:span><text:span text:style-name="T7">(</text:span>Uri uri<text:span text:style-name="T7">);</text:span> <text:s text:c="2"/></text:p>
      <text:p text:style-name="Style1"><text:span text:style-name="T7">}</text:span><text:span text:style-name="T12"><text:tab/></text:span></text:p>
      <text:p text:style-name="P11">This class will be used to access the gallery so that the users can select a picture for the record.</text:p>
      <text:p text:style-name="Standard"><text:bookmark text:name="_GoBack"/></text:p>
      <text:p text:style-name="Style1">public class <text:span text:style-name="T4">TakePhoto</text:span> extends Activity <text:span text:style-name="T7">{</text:span></text:p>
      <text:p text:style-name="Style1"><text:s text:c="4"/></text:p>
      <text:p text:style-name="Style1"><text:s text:c="4"/>private String selectedImagePath<text:span text:style-name="T7">;</text:span></text:p>
      <text:p text:style-name="Style1"><text:s text:c="4"/></text:p>
      <text:p text:style-name="Style1"><text:s text:c="4"/><text:span text:style-name="T9">//Called when activity started, takes pictures and stores them</text:span></text:p>
      <text:p text:style-name="Style1"><text:s text:c="4"/>public <text:span text:style-name="T10">void</text:span> <text:span text:style-name="T4">onCreate</text:span><text:span text:style-name="T7">(</text:span>Bundle savedInstanceState<text:span text:style-name="T7">);</text:span></text:p>
      <text:p text:style-name="Style1"><text:s text:c="4"/></text:p>
      <text:p text:style-name="Style1"><text:s text:c="4"/><text:span text:style-name="T9">//gets the path for the image <text:s text:c="2"/></text:span></text:p>
      <text:p text:style-name="Style1"><text:s text:c="4"/>public <text:span text:style-name="T10">void</text:span> <text:span text:style-name="T4">onActivityResult</text:span><text:span text:style-name="T7">(</text:span><text:span text:style-name="T10">int</text:span> requestCode<text:span text:style-name="T7">,</text:span> <text:span text:style-name="T10">int</text:span> resultCode<text:span text:style-name="T7">,</text:span> Intent <text:s text:c="11"/>data<text:span text:style-name="T7">);</text:span></text:p>
      <text:p text:style-name="Style1"/>
      <text:p text:style-name="P13">}</text:p>
      <text:p text:style-name="P11">This is the class that will be used to get a picture straight from the camera and not one that can already be found in the gall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6%"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6%" fo:orphans="0" fo:widows="0" fo:hyphenation-ladder-count="no-limit" style:text-autospace="ideograph-alpha" style:punctuation-wrap="hanging" style:line-break="strict" style:tab-stop-distance="1.27cm" style:vertical-align="baseline"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style:contextual-spacing="false"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fo:font-size="12pt"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name-asian="Calibri Light1" style:font-family-asian="'Calibri Light'" style:font-family-generic-asian="system" style:font-pitch-asian="variable"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name-asian="Calibri Light1" style:font-family-asian="'Calibri Light'" style:font-family-generic-asian="system" style:font-pitch-asian="variable"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asian="Calibri Light1" style:font-family-asian="'Calibri Light'"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name-asian="Calibri Light1" style:font-family-asian="'Calibri Light'" style:font-family-generic-asian="system" style:font-pitch-asian="variable"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name-asian="Calibri Light1" style:font-family-asian="'Calibri Light'"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fals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false" fo:line-height="85%" fo:text-align="start" style:justify-single-word="false"/>
      <style:text-properties fo:text-transform="uppercase" fo:color="#44546a" style:font-name="Calibri Light" fo:font-family="'Calibri Light'" style:font-family-generic="roman" style:font-pitch="variable" fo:font-size="36pt" fo:letter-spacing="-0.026cm" style:font-name-asian="Calibri Light1" style:font-family-asian="'Calibri Light'" style:font-family-generic-asian="system" style:font-pitch-asian="variable" style:font-size-asian="36pt"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name-asian="Cambria1" style:font-family-asian="Cambria" style:font-family-generic-asian="system" style:font-pitch-asian="variable"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fo:language="en" fo:country="US" style:font-name-asian="Calibri1" style:font-family-asian="Calibri" style:font-family-generic-asian="system" style:font-pitch-asian="variable"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fo:language="en" fo:country="US" style:font-name-asian="Calibri1" style:font-family-asian="Calibri" style:font-family-generic-asian="system" style:font-pitch-asian="variable"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fo:language="en" fo:country="US" style:font-name-asian="Calibri1" style:font-family-asian="Calibri" style:font-family-generic-asian="system" style:font-pitch-asian="variable"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name-asian="Calibri Light1" style:font-family-asian="'Calibri Light'" style:font-family-generic-asian="system" style:font-pitch-asian="variable" style:font-size-asian="14pt"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name-asian="Calibri Light1" style:font-family-asian="'Calibri Light'" style:font-family-generic-asian="system" style:font-pitch-asian="variable" style:font-size-asian="16pt" style:font-size-complex="16pt"/>
    </style:style>
    <style:style style:name="code" style:family="paragraph" style:parent-style-name="Standard" style:default-outline-level="">
      <style:paragraph-properties fo:margin-top="0cm" fo:margin-bottom="0cm" style:contextual-spacing="false" fo:line-height="100%" fo:orphans="2" fo:widows="2" fo:hyphenation-ladder-count="no-limit" fo:background-color="#ffffff" fo:padding-left="0.141cm" fo:padding-right="0.141cm" fo:padding-top="0.035cm" fo:padding-bottom="0.035cm" fo:border="0.51pt solid #00000a" style:vertical-align="auto">
        <style:background-image/>
      </style:paragraph-properties>
      <style:text-properties fo:color="#8000ff" style:font-name="Courier New" fo:font-family="'Courier New'" style:font-family-generic="roman" style:font-pitch="variable" fo:font-size="10pt" style:letter-kerning="false" style:font-name-asian="Times New Roman"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fo:hyphenate="true" fo:hyphenation-remain-char-count="2" fo:hyphenation-push-char-count="2"/>
    </style:style>
    <style:style style:name="Style1" style:family="paragraph" style:parent-style-name="Standard" style:default-outline-level="">
      <style:paragraph-properties fo:margin-top="0cm" fo:margin-bottom="0cm" style:contextual-spacing="false" fo:line-height="150%" fo:orphans="2" fo:widows="2" fo:hyphenation-ladder-count="no-limit" fo:background-color="#f8f8f8" fo:padding-left="0.141cm" fo:padding-right="0.141cm" fo:padding-top="0.035cm" fo:padding-bottom="0.035cm" fo:border="0.51pt solid #00000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8000" style:font-name="Courier New" fo:font-family="'Courier New'" style:font-family-generic="roman" style:font-pitch="variable" fo:font-size="10pt" fo:font-weight="bold" style:letter-kerning="false" style:font-name-asian="Times New Roman" style:font-family-asian="'Times New Roman'" style:font-family-generic-asian="system" style:font-pitch-asian="variable" style:font-size-asian="10pt" style:language-asian="en" style:country-asian="GB" style:font-weight-asian="bold" style:font-name-complex="Courier New1" style:font-family-complex="'Courier New'" style:font-family-generic-complex="system" style:font-pitch-complex="variable" style:font-size-complex="10pt" style:font-weight-complex="bold"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name-asian="Calibri Light1" style:font-family-asian="'Calibri Light'"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name-asian="Calibri Light1" style:font-family-asian="'Calibri Light'" style:font-family-generic-asian="system" style:font-pitch-asian="variable" style:font-size-asian="14pt" style:font-name-complex="DejaVu Sans" style:font-family-complex="'DejaVu 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name-asian="Calibri Light1" style:font-family-asian="'Calibri Light'" style:font-family-generic-asian="system" style:font-pitch-asian="variable" style:font-size-asian="36pt" style:font-name-complex="DejaVu Sans" style:font-family-complex="'DejaVu Sans'"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asian="Calibri Light1" style:font-family-asian="'Calibri Light'"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name-asian="Calibri Light1" style:font-family-asian="'Calibri Light'"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name-asian="Calibri Light1" style:font-family-asian="'Calibri Light'"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name-asian="Calibri Light1" style:font-family-asian="'Calibri Light'" style:font-family-generic-asian="system" style:font-pitch-asian="variable"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name-asian="Calibri Light1" style:font-family-asian="'Calibri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Footer">
      <style:text-properties style:font-name="Calibri Light" style:font-name-complex="Arial"/>
    </style:style>
    <style:style style:name="MT1" style:family="text">
      <style:text-properties style:font-name="Calibri Light"/>
    </style:style>
    <style:style style:name="MT2" style:family="text">
      <style:text-properties style:font-name="Calibri Light" style:font-name-asian="PMingLiU" style:language-asian="zh" style:country-asian="HK"/>
    </style:style>
    <style:style style:name="MT3" style:family="text">
      <style:text-properties style:font-name="Calibri Light" fo:font-weight="bold" style:font-weight-asian="bold" style:font-weight-complex="bol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12/09/2014<text:tab/>Group Project – Interface Descriptions<text:tab/>v<text:span text:style-name="MT1">1.</text:span><text:span text:style-name="MT2">0</text:span></text:p>
      </style:header>
      <style:footer>
        <text:p text:style-name="MP2"><text:s/><text:tab/><text:tab/><text:span text:style-name="MT3"><text:page-number text:select-page="current">6</text:page-number></text:span></text:p>
        <text:p text:style-name="MP3">Group Project – Design Docum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initial-creator>cormac</meta:initial-creator>
    <meta:editing-cycles>8</meta:editing-cycles>
    <meta:print-date>2014-10-30T20:54:00</meta:print-date>
    <meta:creation-date>2014-11-13T16:36:00</meta:creation-date>
    <dc:date>2014-11-17T18:23:14.638760569</dc:date>
    <meta:editing-duration>PT1H21M57S</meta:editing-duration>
    <meta:generator>LibreOffice/4.2.6.3$Linux_X86_64 LibreOffice_project/420m0$Build-3</meta:generator>
    <meta:document-statistic meta:table-count="0" meta:image-count="0" meta:object-count="0" meta:page-count="6" meta:paragraph-count="142" meta:word-count="768" meta:character-count="5259" meta:non-whitespace-character-count="4070"/>
    <meta:user-defined meta:name="AppVersion">15.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